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4_TT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number-columns-repeated="2" table:default-cell-style-name="ce3"/>
        <table:table-column table:style-name="co8" table:number-columns-repeated="16374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C_REICHELT</text:p>
          </table:table-cell>
          <table:table-cell office:value-type="string" table:style-name="ce2">
            <text:p>OC_FARNELL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PRICE SUM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µ</text:p>
          </table:table-cell>
          <table:table-cell office:value-type="string" table:style-name="ce1">
            <text:p>C-EUC0805K</text:p>
          </table:table-cell>
          <table:table-cell office:value-type="string" table:style-name="ce1">
            <text:p>C0805K</text:p>
          </table:table-cell>
          <table:table-cell office:value-type="string" table:style-name="ce1">
            <text:p>C1, C2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1">
            <text:p>X7R-G0805 1,0/25</text:p>
          </table:table-cell>
          <table:table-cell table:style-name="ce1"/>
          <table:table-cell office:value-type="currency" office:value="4.2016806722689079E-2" table:formula="of:=0.05/1.19" table:style-name="ce3">
            <text:p>0,04 €</text:p>
          </table:table-cell>
          <table:table-cell office:value-type="currency" office:value="8.4033613445378158E-2" table:formula="of:=[.I2]*[.A2]" table:style-name="ce3">
            <text:p>0,0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KL18X-10W</text:p>
          </table:table-cell>
          <table:table-cell office:value-type="string" table:style-name="ce1">
            <text:p>AKL18X-10W</text:p>
          </table:table-cell>
          <table:table-cell office:value-type="string" table:style-name="ce1">
            <text:p>AKL182-10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Riacon AKL18X Steckverbinder</text:p>
          </table:table-cell>
          <table:table-cell office:value-type="string" table:style-name="ce1">
            <text:p>AKL 182-10</text:p>
          </table:table-cell>
          <table:table-cell table:style-name="ce1"/>
          <table:table-cell office:value-type="currency" office:value="0.83193277310924374" table:formula="of:=0.99/1.19" table:style-name="ce3">
            <text:p>0,83 €</text:p>
          </table:table-cell>
          <table:table-cell office:value-type="currency" office:value="0.83193277310924374" table:formula="of:=[.I3]*[.A3]" table:style-name="ce3">
            <text:p>0,8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LSERIALSLAVE</text:p>
          </table:table-cell>
          <table:table-cell office:value-type="string" table:style-name="ce1">
            <text:p>ALLSERIALSLAVE</text:p>
          </table:table-cell>
          <table:table-cell office:value-type="string" table:style-name="ce1">
            <text:p>DAUGHTER-THT</text:p>
          </table:table-cell>
          <table:table-cell office:value-type="string" table:style-name="ce1">
            <text:p>X1</text:p>
          </table:table-cell>
          <table:table-cell table:style-name="ce1"/>
          <table:table-cell office:value-type="string" table:style-name="ce1">
            <text:p>SL 2X10W 2,54</text:p>
          </table:table-cell>
          <table:table-cell table:style-name="ce1"/>
          <table:table-cell office:value-type="currency" office:value="0.15126050420168066" table:formula="of:=0.18/1.19" table:style-name="ce3">
            <text:p>0,15 €</text:p>
          </table:table-cell>
          <table:table-cell office:value-type="currency" office:value="0.15126050420168066" table:formula="of:=[.I4]*[.A4]" table:style-name="ce3">
            <text:p>0,15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CP1700T-2502E</text:p>
          </table:table-cell>
          <table:table-cell office:value-type="string" table:style-name="ce1">
            <text:p>MCP170X</text:p>
          </table:table-cell>
          <table:table-cell office:value-type="string" table:style-name="ce1">
            <text:p>SOT23</text:p>
          </table:table-cell>
          <table:table-cell office:value-type="string" table:style-name="ce1">
            <text:p>IC1</text:p>
          </table:table-cell>
          <table:table-cell table:number-columns-repeated="2" table:style-name="ce1"/>
          <table:table-cell office:value-type="float" office:value="1605553" table:style-name="ce4">
            <text:p>1605553</text:p>
          </table:table-cell>
          <table:table-cell office:value-type="currency" office:value="0.32" table:style-name="ce3">
            <text:p>0,32 €</text:p>
          </table:table-cell>
          <table:table-cell office:value-type="currency" office:value="0.32" table:formula="of:=[.I5]*[.A5]" table:style-name="ce3">
            <text:p>0,32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MA04-2W</text:p>
          </table:table-cell>
          <table:table-cell office:value-type="string" table:style-name="ce1">
            <text:p>MA04-2W</text:p>
          </table:table-cell>
          <table:table-cell office:value-type="string" table:style-name="ce1">
            <text:p>SV1</text:p>
          </table:table-cell>
          <table:table-cell office:value-type="string" table:style-name="ce1">
            <text:p>PIN HEADER</text:p>
          </table:table-cell>
          <table:table-cell office:value-type="string" table:style-name="ce1">
            <text:p>MPE 088-2-008</text:p>
          </table:table-cell>
          <table:table-cell table:style-name="ce1"/>
          <table:table-cell office:value-type="currency" office:value="0.22689075630252103" table:formula="of:=0.27/1.19" table:style-name="ce3">
            <text:p>0,23 €</text:p>
          </table:table-cell>
          <table:table-cell office:value-type="currency" office:value="0.22689075630252103" table:formula="of:=[.I6]*[.A6]" table:style-name="ce3">
            <text:p>0,2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Connector</text:p>
          </table:table-cell>
          <table:table-cell office:value-type="string" table:style-name="ce1">
            <text:p>AKL 169-10</text:p>
          </table:table-cell>
          <table:table-cell table:style-name="ce1"/>
          <table:table-cell office:value-type="currency" office:value="1.6722689075630253" table:formula="of:=1.99/1.19" table:style-name="ce3">
            <text:p>1,67 €</text:p>
          </table:table-cell>
          <table:table-cell office:value-type="currency" office:value="1.6722689075630253" table:formula="of:=[.I7]*[.A7]" table:style-name="ce3">
            <text:p>1,67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Jumper</text:p>
          </table:table-cell>
          <table:table-cell office:value-type="string" table:style-name="ce1">
            <text:p>MPE 149-4-002-F4</text:p>
          </table:table-cell>
          <table:table-cell table:style-name="ce1"/>
          <table:table-cell office:value-type="currency" office:value="5.0420168067226892E-2" table:formula="of:=0.06/1.19" table:style-name="ce3">
            <text:p>0,05 €</text:p>
          </table:table-cell>
          <table:table-cell office:value-type="currency" office:value="5.0420168067226892E-2" table:formula="of:=[.I8]*[.A8]" table:style-name="ce3">
            <text:p>0,05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3"/>
          <table:table-cell office:value-type="currency" office:value="3.3368067226890759" table:formula="of:=SUM([.J2:.J8])" table:style-name="ce5">
            <text:p>3,34 €</text:p>
          </table:table-cell>
          <table:table-cell table:number-columns-repeated="1637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seegel</dc:creator>
    <dc:date>2018-10-08T13:14:27Z</dc:date>
    <meta:editing-cycles>3</meta:editing-cycles>
    <meta:editing-duration>PT0S</meta:editing-duration>
  </office:meta>
</office:document-meta>
</file>